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>
      <style:table-column-properties style:column-width="77.25pt" style:use-optimal-column-width="true"/>
    </style:style>
    <style:style style:name="ACOL-3" style:family="table-column">
      <style:table-column-properties style:column-width="205.54015748031497pt" style:use-optimal-column-width="true"/>
    </style:style>
    <style:style style:name="ACOL-4" style:family="table-column">
      <style:table-column-properties style:column-width="353.792125984252pt" style:use-optimal-column-width="true"/>
    </style:style>
    <style:style style:name="ACOL-5" style:family="table-column">
      <style:table-column-properties style:column-width="157.6913385826772pt" style:use-optimal-column-width="true"/>
    </style:style>
    <style:style style:name="ACOL-6" style:family="table-column">
      <style:table-column-properties style:column-width="204.8031496062992pt" style:use-optimal-column-width="true"/>
    </style:style>
    <style:style style:name="ACOL-7" style:family="table-column">
      <style:table-column-properties style:column-width="113.41417322834644pt" style:use-optimal-column-width="true"/>
    </style:style>
    <style:style style:name="ACOL-8" style:family="table-column"/>
    <style:style style:name="AROW-1" style:family="table-row">
      <style:table-row-properties style:row-height="56.69291338582677pt" style:use-optimal-row-height="false"/>
    </style:style>
    <style:style style:name="AROW-2" style:family="table-row">
      <style:table-row-properties style:row-height="42pt" style:use-optimal-row-height="false"/>
    </style:style>
    <style:style style:name="AROW-3" style:family="table-row">
      <style:table-row-properties style:row-height="12.8125984251968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euille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 table:number-columns-repeated="3"/>
        <table:table-column table:style-name="ACOL-0" table:number-columns-repeated="119"/>
        <table:table-row table:style-name="AROW-1">
          <table:table-cell table:style-name="ACE-0" office:value-type="string">
            <text:p>Groupe C</text:p>
          </table:table-cell>
          <table:table-cell table:style-name="ACE-0"/>
          <table:table-cell table:style-name="ACE-3" office:value-type="float" office:value="2">
            <text:p>2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5">
            <text:p>5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8">
            <text:p>8</text:p>
          </table:table-cell>
          <table:table-cell table:number-columns-repeated="119" table:style-name="Gnumeric-default"/>
        </table:table-row>
        <table:table-row table:style-name="AROW-2">
          <table:table-cell table:number-rows-spanned="2" table:style-name="ACE-1" office:value-type="string">
            <text:p>Alexandre</text:p>
          </table:table-cell>
          <table:table-cell table:style-name="ACE-1" office:value-type="string">
            <text:p>Informatique</text:p>
          </table:table-cell>
          <table:table-cell table:number-columns-repeated="4" table:style-name="ACE-3"/>
          <table:table-cell table:number-columns-repeated="3" table:style-name="ACE-0"/>
          <table:table-cell table:number-columns-repeated="119" table:style-name="Gnumeric-default"/>
        </table:table-row>
        <table:table-row table:style-name="AROW-2">
          <table:covered-table-cell/>
          <table:table-cell table:style-name="ACE-1" office:value-type="string">
            <text:p>PPP</text:p>
          </table:table-cell>
          <table:table-cell table:style-name="ACE-4" office:value-type="string">
            <text:p>Recherche entreprise qui recrute à l'étranger</text:p>
          </table:table-cell>
          <table:table-cell table:style-name="ACE-4" office:value-type="string">
            <text:p>Classement des pré-requis + ajout des détails (salaires, niveau d'études, etc)</text:p>
          </table:table-cell>
          <table:table-cell table:style-name="ACE-4" office:value-type="string">
            <text:p>Classement par secteur d'activité</text:p>
          </table:table-cell>
          <table:table-cell table:style-name="ACE-4" office:value-type="string">
            <text:p>Importance des informaticiens et leurs rôles</text:p>
          </table:table-cell>
          <table:table-cell table:number-columns-repeated="3" table:style-name="ACE-5"/>
          <table:table-cell table:number-columns-repeated="119" table:style-name="Gnumeric-default"/>
        </table:table-row>
        <table:table-row table:style-name="AROW-2">
          <table:table-cell table:number-rows-spanned="2" table:style-name="ACE-1" office:value-type="string">
            <text:p>Baptiste</text:p>
          </table:table-cell>
          <table:table-cell table:style-name="ACE-1" office:value-type="string">
            <text:p>Informatique</text:p>
          </table:table-cell>
          <table:table-cell table:number-columns-repeated="4" table:style-name="ACE-4"/>
          <table:table-cell table:number-columns-repeated="3" table:style-name="ACE-5"/>
          <table:table-cell table:number-columns-repeated="119" table:style-name="Gnumeric-default"/>
        </table:table-row>
        <table:table-row table:style-name="AROW-2">
          <table:covered-table-cell/>
          <table:table-cell table:style-name="ACE-1" office:value-type="string">
            <text:p>PPP</text:p>
          </table:table-cell>
          <table:table-cell table:style-name="ACE-4" office:value-type="string">
            <text:p>Recherche entreprise qui recrute à l'étranger</text:p>
          </table:table-cell>
          <table:table-cell table:style-name="ACE-4" office:value-type="string">
            <text:p>Classement des pré-requis + ajout des détails (salaires, niveau d'études, etc)</text:p>
          </table:table-cell>
          <table:table-cell table:style-name="ACE-4" office:value-type="string">
            <text:p>Classement par secteur d'activité</text:p>
          </table:table-cell>
          <table:table-cell table:style-name="ACE-4" office:value-type="string">
            <text:p>Importance des informaticiens et leurs rôles</text:p>
          </table:table-cell>
          <table:table-cell table:number-columns-repeated="3" table:style-name="ACE-5"/>
          <table:table-cell table:number-columns-repeated="119" table:style-name="Gnumeric-default"/>
        </table:table-row>
        <table:table-row table:style-name="AROW-2">
          <table:table-cell table:number-rows-spanned="2" table:style-name="ACE-1" office:value-type="string">
            <text:p>Léo</text:p>
          </table:table-cell>
          <table:table-cell table:style-name="ACE-1" office:value-type="string">
            <text:p>Informatique</text:p>
          </table:table-cell>
          <table:table-cell table:number-columns-repeated="4" table:style-name="ACE-4"/>
          <table:table-cell table:number-columns-repeated="3" table:style-name="ACE-5"/>
          <table:table-cell table:number-columns-repeated="119" table:style-name="Gnumeric-default"/>
        </table:table-row>
        <table:table-row table:style-name="AROW-2">
          <table:covered-table-cell/>
          <table:table-cell table:style-name="ACE-1" office:value-type="string">
            <text:p>PPP</text:p>
          </table:table-cell>
          <table:table-cell table:style-name="ACE-4" office:value-type="string">
            <text:p>Recherche entreprise qui recrute en France</text:p>
          </table:table-cell>
          <table:table-cell table:style-name="ACE-4" office:value-type="string">
            <text:p>Classement des pré-requis + ajout des détails (salaires, niveau d'études, etc)</text:p>
          </table:table-cell>
          <table:table-cell table:style-name="ACE-4" office:value-type="string">
            <text:p>Classement par secteur d'activité</text:p>
          </table:table-cell>
          <table:table-cell table:style-name="ACE-4" office:value-type="string">
            <text:p>Importance des informaticiens et leurs rôles</text:p>
          </table:table-cell>
          <table:table-cell table:number-columns-repeated="3" table:style-name="ACE-5"/>
          <table:table-cell table:number-columns-repeated="119" table:style-name="Gnumeric-default"/>
        </table:table-row>
        <table:table-row table:style-name="AROW-2">
          <table:table-cell table:number-rows-spanned="2" table:style-name="ACE-1" office:value-type="string">
            <text:p>Maxime</text:p>
          </table:table-cell>
          <table:table-cell table:style-name="ACE-1" office:value-type="string">
            <text:p>Informatique</text:p>
          </table:table-cell>
          <table:table-cell table:number-columns-repeated="4" table:style-name="ACE-4"/>
          <table:table-cell table:number-columns-repeated="3" table:style-name="ACE-5"/>
          <table:table-cell table:number-columns-repeated="119" table:style-name="Gnumeric-default"/>
        </table:table-row>
        <table:table-row table:style-name="AROW-2">
          <table:covered-table-cell/>
          <table:table-cell table:style-name="ACE-1" office:value-type="string">
            <text:p>PPP</text:p>
          </table:table-cell>
          <table:table-cell table:style-name="ACE-4" office:value-type="string">
            <text:p>Recherche entreprise qui recrute en France</text:p>
          </table:table-cell>
          <table:table-cell table:style-name="ACE-4" office:value-type="string">
            <text:p>Classement des pré-requis + ajout des détails (salaires, niveau d'études, etc)</text:p>
          </table:table-cell>
          <table:table-cell table:style-name="ACE-4" office:value-type="string">
            <text:p>Classement par secteur d'activité</text:p>
          </table:table-cell>
          <table:table-cell table:style-name="ACE-4" office:value-type="string">
            <text:p>Importance des informaticiens et leurs rôles</text:p>
          </table:table-cell>
          <table:table-cell table:number-columns-repeated="3" table:style-name="ACE-5"/>
          <table:table-cell table:number-columns-repeated="119" table:style-name="Gnumeric-default"/>
        </table:table-row>
        <table:table-row table:style-name="AROW-3">
          <table:table-cell table:number-columns-repeated="2" table:style-name="ACE-0"/>
          <table:table-cell table:number-columns-repeated="4" table:style-name="ACE-4"/>
          <table:table-cell table:number-columns-repeated="3" table:style-name="ACE-5"/>
          <table:table-cell table:number-columns-repeated="119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 table:number-rows-repeated="117">
          <table:table-cell table:number-columns-repeated="128"/>
        </table:table-row>
        <table:named-expressions>
          <table:named-expression table:name="Print_Area" table:expression="of:=#REF!" table:base-cell-address="$'Feuille1'.$A$1"/>
          <table:named-expression table:name="Sheet_Title" table:expression="of:=&quot;Feuille1&quot;" table:base-cell-address="$'Feuille1'.$A$1"/>
        </table:named-expressions>
        <gnm:selections gnm:cursor-col="2" gnm:cursor-row="1">
          <gnm:selection gnm:start-col="2" gnm:start-row="1" gnm:end-col="2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Feuille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xime Monestier</dc:creator>
    <dc:date>2015-11-18T14:53:30Z</dc:date>
    <meta:creation-date>2015-11-18T15:05:38Z</meta:creation-date>
    <meta:editing-cycles>2</meta:editing-cycles>
    <meta:editing-duration>PT14M1S</meta:editing-duration>
    <meta:generator>gnumeric/1.12.18</meta:generator>
    <meta:initial-creator>Maxime Monestier</meta:initial-creator>
  </office:meta>
</office:document-meta>
</file>